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styles.xml" manifest:media-type="text/xml"/>
  <manifest:file-entry manifest:full-path="ObjectReplacements/Object 2" manifest:media-type=""/>
  <manifest:file-entry manifest:full-path="ObjectReplacements/Object 1" manifest:media-type=""/>
  <manifest:file-entry manifest:full-path="ObjectReplacements/Object 11" manifest:media-type=""/>
  <manifest:file-entry manifest:full-path="ObjectReplacements/Object 10" manifest:media-type="application/x-openoffice-gdimetafile;windows_formatname=&quot;GDIMetaFile&quot;"/>
  <manifest:file-entry manifest:full-path="ObjectReplacements/Object 8" manifest:media-type=""/>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
  <manifest:file-entry manifest:full-path="meta.xml" manifest:media-type="text/xml"/>
  <manifest:file-entry manifest:full-path="manifest.rdf" manifest:media-type="application/rdf+xml"/>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1" svg:font-family="'Droid Sans Mono', monospace, monospace"/>
    <style:font-face style:name="Droid Sans Mono" svg:font-family="'Droid Sans Mono', monospace, monospace, 'Droid Sans Fallback'"/>
    <style:font-face style:name="Lohit Devanagari1" svg:font-family="'Lohit Devanagari'"/>
    <style:font-face style:name="apple-system" svg:font-family="apple-system, BlinkMacSystemFont, 'Segoe UI', Roboto, 'Helvetica Neue', Arial, 'Noto Sans', 'Liberation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text-align="end" style:justify-single-word="false"/>
      <style:text-properties officeooo:paragraph-rsid="001bc56b"/>
    </style:style>
    <style:style style:name="P8" style:family="paragraph" style:parent-style-name="Standard">
      <style:paragraph-properties fo:text-align="start" style:justify-single-word="false"/>
      <style:text-properties officeooo:paragraph-rsid="001bc56b"/>
    </style:style>
    <style:style style:name="P9" style:family="paragraph" style:parent-style-name="Standard">
      <style:paragraph-properties fo:text-align="center" style:justify-single-word="false"/>
      <style:text-properties fo:font-size="24pt" style:font-size-asian="24pt" style:font-size-complex="24pt"/>
    </style:style>
    <style:style style:name="P10" style:family="paragraph" style:parent-style-name="Standard">
      <style:paragraph-properties fo:text-align="center" style:justify-single-word="false"/>
      <style:text-properties fo:font-size="26pt" style:font-size-asian="26pt" style:font-size-complex="26pt"/>
    </style:style>
    <style:style style:name="P11" style:family="paragraph" style:parent-style-name="Standard">
      <style:paragraph-properties fo:text-align="start" style:justify-single-word="false"/>
      <style:text-properties fo:font-size="16pt" fo:font-weight="normal" officeooo:rsid="001d6d98"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6pt" fo:font-weight="normal" officeooo:rsid="001d6d98" officeooo:paragraph-rsid="001d6d98"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font-size="16pt" fo:font-weight="normal" officeooo:rsid="001d8978" officeooo:paragraph-rsid="001d8978" style:font-size-asian="14pt" style:font-weight-asian="normal" style:font-size-complex="16pt" style:font-weight-complex="normal"/>
    </style:style>
    <style:style style:name="P14" style:family="paragraph" style:parent-style-name="Standard">
      <style:paragraph-properties fo:text-align="center" style:justify-single-word="false"/>
      <style:text-properties fo:font-weight="normal" officeooo:paragraph-rsid="00325860"/>
    </style:style>
    <style:style style:name="P15" style:family="paragraph" style:parent-style-name="Standard">
      <style:text-properties officeooo:paragraph-rsid="00420150"/>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List_20_Paragraph">
      <style:text-properties style:font-name="Liberation Serif" officeooo:paragraph-rsid="00420150"/>
    </style:style>
    <style:style style:name="P19" style:family="paragraph" style:parent-style-name="Text_20_body">
      <style:paragraph-properties fo:text-align="start" style:justify-single-word="false"/>
      <style:text-properties officeooo:rsid="00328124" officeooo:paragraph-rsid="00328124"/>
    </style:style>
    <style:style style:name="P20" style:family="paragraph" style:parent-style-name="Text_20_body">
      <style:paragraph-properties fo:text-align="start" style:justify-single-word="false"/>
      <style:text-properties fo:font-size="12pt" fo:font-weight="normal" officeooo:rsid="00328124" officeooo:paragraph-rsid="00328124" style:font-size-asian="12pt" style:font-weight-asian="normal" style:font-size-complex="12pt" style:font-weight-complex="normal"/>
    </style:style>
    <style:style style:name="P21" style:family="paragraph" style:parent-style-name="Text_20_body">
      <style:text-properties style:font-name="Liberation Sans" fo:font-size="12pt" fo:font-weight="normal" officeooo:rsid="00396af3" officeooo:paragraph-rsid="00396af3" style:font-name-asian="Noto Sans CJK SC" style:font-size-asian="12pt" style:font-weight-asian="normal" style:font-name-complex="Lohit Devanagari" style:font-size-complex="12pt" style:font-weight-complex="normal"/>
    </style:style>
    <style:style style:name="P22" style:family="paragraph" style:parent-style-name="Text_20_body">
      <style:text-properties officeooo:paragraph-rsid="0036bbf7"/>
    </style:style>
    <style:style style:name="P23" style:family="paragraph" style:parent-style-name="Text_20_body">
      <style:text-properties officeooo:paragraph-rsid="0038aea7"/>
    </style:style>
    <style:style style:name="P24" style:family="paragraph" style:parent-style-name="Text_20_body">
      <style:text-properties officeooo:paragraph-rsid="00396af3"/>
    </style:style>
    <style:style style:name="P25" style:family="paragraph" style:parent-style-name="Text_20_body">
      <style:text-properties officeooo:paragraph-rsid="003aa47b"/>
    </style:style>
    <style:style style:name="P26" style:family="paragraph" style:parent-style-name="Text_20_body">
      <style:text-properties officeooo:rsid="003aa47b" officeooo:paragraph-rsid="003aa47b"/>
    </style:style>
    <style:style style:name="P27" style:family="paragraph" style:parent-style-name="Text_20_body">
      <style:text-properties officeooo:paragraph-rsid="00448f99"/>
    </style:style>
    <style:style style:name="P28" style:family="paragraph" style:parent-style-name="Text_20_body">
      <style:text-properties officeooo:paragraph-rsid="0046b3b8"/>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Heading_20_1">
      <style:text-properties officeooo:paragraph-rsid="00396af3"/>
    </style:style>
    <style:style style:name="P32" style:family="paragraph" style:parent-style-name="Heading_20_1">
      <style:paragraph-properties fo:text-align="start" style:justify-single-word="false"/>
      <style:text-properties officeooo:paragraph-rsid="00328124"/>
    </style:style>
    <style:style style:name="P33" style:family="paragraph" style:parent-style-name="Heading_20_2">
      <style:text-properties fo:font-size="12pt" fo:font-weight="normal" style:font-size-asian="12pt" style:font-weight-asian="normal" style:font-size-complex="12pt" style:font-weight-complex="normal"/>
    </style:style>
    <style:style style:name="P34" style:family="paragraph" style:parent-style-name="List_20_Paragraph" style:list-style-name="L2">
      <style:text-properties officeooo:paragraph-rsid="00420150"/>
    </style:style>
    <style:style style:name="P35" style:family="paragraph" style:parent-style-name="List_20_Paragraph" style:list-style-name="L2">
      <style:text-properties officeooo:paragraph-rsid="00448f99"/>
    </style:style>
    <style:style style:name="P36" style:family="paragraph" style:parent-style-name="List_20_Paragraph" style:list-style-name="L2">
      <style:text-properties style:font-name="Liberation Serif" officeooo:paragraph-rsid="00448f99"/>
    </style:style>
    <style:style style:name="P37" style:family="paragraph" style:parent-style-name="List_20_Paragraph" style:list-style-name="L2">
      <style:text-properties style:font-name="Liberation Serif" officeooo:paragraph-rsid="00420150"/>
    </style:style>
    <style:style style:name="P38" style:family="paragraph" style:parent-style-name="Standard" style:list-style-name="L3">
      <style:paragraph-properties fo:text-align="start" style:justify-single-word="false"/>
      <style:text-properties officeooo:paragraph-rsid="001bc56b"/>
    </style:style>
    <style:style style:name="P39" style:family="paragraph" style:parent-style-name="Standard" style:list-style-name="L3">
      <style:paragraph-properties style:line-height-at-least="0.198in"/>
      <style:text-properties officeooo:paragraph-rsid="00328124"/>
    </style:style>
    <style:style style:name="P40" style:family="paragraph" style:parent-style-name="Standard" style:list-style-name="L3">
      <style:paragraph-properties style:line-height-at-least="0.198in"/>
      <style:text-properties fo:color="#6688cc" style:font-name="Droid Sans Mono1" fo:font-size="10.5pt" fo:font-weight="normal" officeooo:paragraph-rsid="00328124" fo:background-color="#000c18"/>
    </style:style>
    <style:style style:name="P41" style:family="paragraph" style:parent-style-name="Standard" style:list-style-name="L3">
      <style:paragraph-properties style:line-height-at-least="0.198in"/>
      <style:text-properties fo:color="#000000" style:font-name="Droid Sans Mono" fo:font-size="10.5pt" fo:font-weight="normal" officeooo:rsid="00328124" officeooo:paragraph-rsid="00328124" fo:background-color="#ffffff" style:font-size-asian="24pt" style:font-size-complex="24pt"/>
    </style:style>
    <style:style style:name="P42" style:family="paragraph" style:parent-style-name="Standard" style:list-style-name="L3">
      <style:paragraph-properties style:line-height-at-least="0.198in"/>
      <style:text-properties style:use-window-font-color="true" style:font-name="Droid Sans Mono" fo:font-size="10.5pt" fo:font-weight="normal" officeooo:rsid="00328124" officeooo:paragraph-rsid="00328124" fo:background-color="#ffffff" style:font-size-asian="24pt" style:font-size-complex="24pt"/>
    </style:style>
    <style:style style:name="P43" style:family="paragraph" style:parent-style-name="Text_20_body">
      <style:text-properties style:font-name="Liberation Sans" fo:font-size="12pt" fo:font-style="normal" fo:font-weight="normal" officeooo:rsid="00396af3" officeooo:paragraph-rsid="00396af3" style:font-name-asian="Noto Sans CJK SC" style:font-size-asian="12pt" style:font-style-asian="normal" style:font-weight-asian="normal" style:font-name-complex="Lohit Devanagari" style:font-size-complex="12pt" style:font-style-complex="normal" style:font-weight-complex="normal"/>
    </style:style>
    <style:style style:name="P44" style:family="paragraph" style:parent-style-name="Text_20_body">
      <style:text-properties style:font-name="Liberation Sans" fo:font-size="12pt" fo:font-style="normal" fo:font-weight="normal" officeooo:rsid="003aa47b" officeooo:paragraph-rsid="003aa47b" style:font-name-asian="Noto Sans CJK SC" style:font-size-asian="12pt" style:font-style-asian="normal" style:font-weight-asian="normal" style:font-name-complex="Lohit Devanagari" style:font-size-complex="12pt" style:font-style-complex="normal" style:font-weight-complex="normal"/>
    </style:style>
    <style:style style:name="P45" style:family="paragraph" style:parent-style-name="Text_20_body" style:list-style-name="L1">
      <style:text-properties style:font-name="Liberation Sans" fo:font-size="12pt" fo:font-style="normal" fo:font-weight="normal" officeooo:rsid="003aa5e8" officeooo:paragraph-rsid="003aa5e8" style:font-name-asian="Noto Sans CJK SC" style:font-size-asian="12pt" style:font-style-asian="normal" style:font-weight-asian="normal" style:font-name-complex="Lohit Devanagari" style:font-size-complex="12pt" style:font-style-complex="normal" style:font-weight-complex="normal"/>
    </style:style>
    <style:style style:name="P46" style:family="paragraph" style:parent-style-name="Text_20_body">
      <style:text-properties officeooo:rsid="0046543d" officeooo:paragraph-rsid="0046543d"/>
    </style:style>
    <style:style style:name="P47" style:family="paragraph" style:parent-style-name="Text_20_body" style:list-style-name="L4"/>
    <style:style style:name="P48" style:family="paragraph" style:parent-style-name="Text_20_body" style:list-style-name="L4">
      <style:paragraph-properties fo:text-align="start" style:justify-single-word="false"/>
      <style:text-properties fo:font-size="12pt" style:text-underline-style="solid" style:text-underline-width="auto" style:text-underline-color="font-color" fo:font-weight="normal" officeooo:rsid="003311e0" officeooo:paragraph-rsid="003311e0" style:font-size-asian="12pt" style:font-weight-asian="normal" style:font-size-complex="12pt" style:font-weight-complex="normal"/>
    </style:style>
    <style:style style:name="P49" style:family="paragraph" style:parent-style-name="Text_20_body" style:list-style-name="L4">
      <style:paragraph-properties fo:text-align="start" style:justify-single-word="false"/>
      <style:text-properties fo:font-size="12pt" fo:font-weight="normal" officeooo:rsid="003311e0" officeooo:paragraph-rsid="003311e0" style:font-size-asian="12pt" style:font-weight-asian="normal" style:font-size-complex="12pt" style:font-weight-complex="normal"/>
    </style:style>
    <style:style style:name="P50" style:family="paragraph" style:parent-style-name="Text_20_body">
      <style:paragraph-properties fo:text-align="start" style:justify-single-word="false"/>
      <style:text-properties fo:font-variant="normal" fo:text-transform="none" fo:color="#222222" style:font-name="Liberation Sans" fo:font-size="12pt" fo:letter-spacing="normal" fo:font-style="normal" fo:font-weight="normal" officeooo:rsid="00328124" officeooo:paragraph-rsid="00328124" style:font-name-asian="Noto Sans CJK SC" style:font-size-asian="12pt" style:font-weight-asian="normal" style:font-name-complex="Lohit Devanagari" style:font-size-complex="12pt" style:font-weight-complex="normal"/>
    </style:style>
    <style:style style:name="P51" style:family="paragraph" style:parent-style-name="Text_20_body">
      <style:text-properties officeooo:rsid="0047e86c" officeooo:paragraph-rsid="0047e86c"/>
    </style:style>
    <style:style style:name="T1" style:family="text">
      <style:text-properties officeooo:rsid="00199110"/>
    </style:style>
    <style:style style:name="T2" style:family="text">
      <style:text-properties officeooo:rsid="0019ebb3"/>
    </style:style>
    <style:style style:name="T3" style:family="text">
      <style:text-properties officeooo:rsid="001bc56b"/>
    </style:style>
    <style:style style:name="T4" style:family="text">
      <style:text-properties fo:font-variant="normal" fo:text-transform="none" fo:color="#212529" style:font-name="apple-system" fo:font-size="22pt" fo:letter-spacing="normal" fo:font-style="normal" style:font-size-asian="22pt" style:font-size-complex="22pt"/>
    </style:style>
    <style:style style:name="T5" style:family="text">
      <style:text-properties fo:color="#000000" style:font-name="Droid Sans Mono" officeooo:rsid="00270265" fo:background-color="#ffffff" loext:char-shading-value="0" style:font-size-asian="24pt" style:font-size-complex="24pt"/>
    </style:style>
    <style:style style:name="T6" style:family="text">
      <style:text-properties fo:color="#000000" style:font-name="Droid Sans Mono" officeooo:rsid="00328124" fo:background-color="#ffffff" loext:char-shading-value="0" style:font-size-asian="24pt" style:font-size-complex="24pt"/>
    </style:style>
    <style:style style:name="T7" style:family="text">
      <style:text-properties fo:color="#000000" style:font-name="Droid Sans Mono" fo:font-size="10.5pt" fo:font-weight="normal" officeooo:rsid="001bc56b" fo:background-color="#ffffff" loext:char-shading-value="0" style:font-size-asian="24pt" style:font-size-complex="24pt"/>
    </style:style>
    <style:style style:name="T8" style:family="text">
      <style:text-properties fo:color="#000000" style:font-name="Droid Sans Mono" fo:font-size="10.5pt" fo:font-weight="normal" officeooo:rsid="00270265" fo:background-color="#ffffff" loext:char-shading-value="0" style:font-size-asian="24pt" style:font-size-complex="24pt"/>
    </style:style>
    <style:style style:name="T9" style:family="text">
      <style:text-properties fo:color="#000000" style:font-name="Droid Sans Mono" fo:font-size="10.5pt" fo:font-weight="normal" officeooo:rsid="00328124" fo:background-color="#ffffff" loext:char-shading-value="0" style:font-size-asian="24pt" style:font-size-complex="24pt"/>
    </style:style>
    <style:style style:name="T10" style:family="text">
      <style:text-properties fo:color="#a31515" style:font-name="Droid Sans Mono" fo:font-size="10.5pt" fo:font-weight="normal" officeooo:rsid="001bc56b" fo:background-color="#ffffff" loext:char-shading-value="0" style:font-size-asian="24pt" style:font-size-complex="24pt"/>
    </style:style>
    <style:style style:name="T11" style:family="text">
      <style:text-properties style:use-window-font-color="true" style:font-name="Droid Sans Mono" fo:font-size="10.5pt" fo:font-weight="normal" officeooo:rsid="00270265" fo:background-color="#ffffff" loext:char-shading-value="0" style:font-size-asian="24pt" style:font-size-complex="24pt"/>
    </style:style>
    <style:style style:name="T12" style:family="text">
      <style:text-properties style:use-window-font-color="true" style:font-name="Droid Sans Mono" fo:font-size="10.5pt" fo:font-weight="normal" officeooo:rsid="00328124" fo:background-color="#ffffff" loext:char-shading-value="0" style:font-size-asian="24pt" style:font-size-complex="24pt"/>
    </style:style>
    <style:style style:name="T13" style:family="text">
      <style:text-properties style:use-window-font-color="true" style:font-name="Droid Sans Mono" officeooo:rsid="00328124" fo:background-color="#ffffff" loext:char-shading-value="0" style:font-size-asian="24pt" style:font-size-complex="24pt"/>
    </style:style>
    <style:style style:name="T14" style:family="text">
      <style:text-properties officeooo:rsid="00325860"/>
    </style:style>
    <style:style style:name="T15" style:family="text">
      <style:text-properties fo:font-size="20pt" style:font-size-asian="20pt" style:font-size-complex="20pt"/>
    </style:style>
    <style:style style:name="T16" style:family="text">
      <style:text-properties fo:font-size="20pt" officeooo:rsid="00325860" style:font-size-asian="20pt" style:font-size-complex="20pt"/>
    </style:style>
    <style:style style:name="T17" style:family="text">
      <style:text-properties fo:font-size="22pt" style:font-size-asian="22pt" style:font-weight-asian="normal" style:font-size-complex="22pt" style:font-weight-complex="normal"/>
    </style:style>
    <style:style style:name="T18" style:family="text">
      <style:text-properties fo:font-size="10.5pt" fo:font-weight="normal" officeooo:rsid="001bc56b" style:font-size-asian="24pt" style:font-size-complex="24pt"/>
    </style:style>
    <style:style style:name="T19" style:family="text">
      <style:text-properties fo:font-size="18.2000007629395pt" officeooo:rsid="001bc56b" style:font-size-asian="18.2000007629395pt" style:font-size-complex="18.2000007629395pt"/>
    </style:style>
    <style:style style:name="T20" style:family="text">
      <style:text-properties style:font-name="Liberation Sans" fo:font-size="18.2000007629395pt" fo:font-weight="bold" officeooo:rsid="00328124" style:font-name-asian="Noto Sans CJK SC" style:font-size-asian="18.2000007629395pt" style:font-weight-asian="bold" style:font-name-complex="Lohit Devanagari" style:font-size-complex="18.2000007629395pt" style:font-weight-complex="bold"/>
    </style:style>
    <style:style style:name="T21" style:family="text">
      <style:text-properties style:font-name="Liberation Sans" fo:font-size="18.2000007629395pt" fo:font-weight="bold" officeooo:rsid="0046b3b8" style:font-name-asian="Noto Sans CJK SC" style:font-size-asian="18.2000007629395pt" style:font-weight-asian="bold" style:font-name-complex="Lohit Devanagari" style:font-size-complex="18.2000007629395pt" style:font-weight-complex="bold"/>
    </style:style>
    <style:style style:name="T22" style:family="text">
      <style:text-properties style:font-name="Liberation Sans" fo:font-size="18.2000007629395pt" fo:font-weight="bold" officeooo:rsid="00396af3" style:font-name-asian="Noto Sans CJK SC" style:font-size-asian="18.2000007629395pt" style:font-weight-asian="bold" style:font-name-complex="Lohit Devanagari" style:font-size-complex="18.2000007629395pt" style:font-weight-complex="bold"/>
    </style:style>
    <style:style style:name="T23" style:family="text">
      <style:text-properties style:font-name="Liberation Sans" fo:font-size="12pt" fo:font-weight="normal" officeooo:rsid="00396af3" style:font-name-asian="Noto Sans CJK SC" style:font-size-asian="12pt" style:font-weight-asian="normal" style:font-name-complex="Lohit Devanagari" style:font-size-complex="12pt" style:font-weight-complex="normal"/>
    </style:style>
    <style:style style:name="T24" style:family="text">
      <style:text-properties style:font-name="Liberation Sans" fo:font-size="12pt" fo:font-style="italic" fo:font-weight="normal" officeooo:rsid="00396af3" style:font-name-asian="Noto Sans CJK SC" style:font-size-asian="12pt" style:font-style-asian="italic" style:font-weight-asian="normal" style:font-name-complex="Lohit Devanagari" style:font-size-complex="12pt" style:font-style-complex="italic" style:font-weight-complex="normal"/>
    </style:style>
    <style:style style:name="T25" style:family="text">
      <style:text-properties style:font-name="Liberation Sans"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26" style:family="text">
      <style:text-properties style:font-name="Liberation Sans" fo:font-size="12pt" fo:font-style="normal" fo:font-weight="normal" officeooo:rsid="003aa47b" style:font-name-asian="Noto Sans CJK SC" style:font-size-asian="12pt" style:font-style-asian="normal" style:font-weight-asian="normal" style:font-name-complex="Lohit Devanagari" style:font-size-complex="12pt" style:font-style-complex="normal" style:font-weight-complex="normal"/>
    </style:style>
    <style:style style:name="T27" style:family="text">
      <style:text-properties style:font-name="Liberation Sans" fo:font-size="12pt" fo:font-style="normal" fo:font-weight="normal" officeooo:rsid="0038aea7" style:font-name-asian="Noto Sans CJK SC" style:font-size-asian="12pt" style:font-style-asian="normal" style:font-weight-asian="normal" style:font-name-complex="Lohit Devanagari" style:font-size-complex="12pt" style:font-style-complex="normal" style:font-weight-complex="normal"/>
    </style:style>
    <style:style style:name="T28" style:family="text">
      <style:text-properties style:font-name="Liberation Sans" fo:font-size="12pt" fo:font-style="normal" fo:font-weight="normal" officeooo:rsid="003aa5e8" style:font-name-asian="Noto Sans CJK SC" style:font-size-asian="12pt" style:font-style-asian="normal" style:font-weight-asian="normal" style:font-name-complex="Lohit Devanagari" style:font-size-complex="12pt" style:font-style-complex="normal" style:font-weight-complex="normal"/>
    </style:style>
    <style:style style:name="T29" style:family="text">
      <style:text-properties officeooo:rsid="0036bbf7"/>
    </style:style>
    <style:style style:name="T30" style:family="text">
      <style:text-properties officeooo:rsid="0038aea7"/>
    </style:style>
    <style:style style:name="T31" style:family="text">
      <style:text-properties fo:font-style="italic" officeooo:rsid="00448f99" style:font-style-asian="italic" style:font-style-complex="italic"/>
    </style:style>
    <style:style style:name="T32" style:family="text">
      <style:text-properties officeooo:rsid="00420150"/>
    </style:style>
    <style:style style:name="T33" style:family="text">
      <style:text-properties style:font-name="Liberation Serif"/>
    </style:style>
    <style:style style:name="T34" style:family="text">
      <style:text-properties style:font-name="Liberation Serif" fo:font-size="14pt" fo:language="bg" fo:country="BG" style:font-size-asian="14pt" style:font-size-complex="22pt"/>
    </style:style>
    <style:style style:name="T35" style:family="text">
      <style:text-properties style:font-name="Liberation Serif" fo:font-size="14pt" fo:language="bg" fo:country="BG" officeooo:rsid="00420150" style:font-size-asian="14pt" style:font-size-complex="22pt"/>
    </style:style>
    <style:style style:name="T36" style:family="text">
      <style:text-properties style:font-name="Liberation Serif" fo:font-size="14pt" fo:language="bg" fo:country="BG" officeooo:rsid="00448f99" style:font-size-asian="14pt" style:font-size-complex="22pt"/>
    </style:style>
    <style:style style:name="T37" style:family="text">
      <style:text-properties fo:font-size="14pt" fo:language="bg" fo:country="BG" style:font-size-asian="14pt" style:font-size-complex="22pt"/>
    </style:style>
    <style:style style:name="T38" style:family="text">
      <style:text-properties fo:font-size="14pt" fo:language="bg" fo:country="BG" officeooo:rsid="00448f99" style:font-size-asian="14pt" style:font-size-complex="22pt"/>
    </style:style>
    <style:style style:name="T39" style:family="text">
      <style:text-properties fo:font-size="14pt" style:font-size-asian="14pt" style:font-size-complex="22pt"/>
    </style:style>
    <style:style style:name="T40" style:family="text">
      <style:text-properties officeooo:rsid="0042e614"/>
    </style:style>
    <style:style style:name="T41" style:family="text">
      <style:text-properties officeooo:rsid="00448f99"/>
    </style:style>
    <style:style style:name="T42" style:family="text">
      <style:text-properties officeooo:rsid="0045d480"/>
    </style:style>
    <style:style style:name="T43" style:family="text">
      <style:text-properties officeooo:rsid="0046543d"/>
    </style:style>
    <style:style style:name="T44" style:family="text">
      <style:text-properties officeooo:rsid="0046b3b8"/>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2" style:family="graphic" style:parent-style-name="Formula">
      <style:graphic-properties fo:margin-left="0in" fo:margin-right="0in" fo:margin-top="0in" fo:margin-bottom="0in"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Софийски университет “Св. Климент Охридски”</text:p>
      <text:p text:style-name="P2"/>
      <text:p text:style-name="P2"/>
      <text:p text:style-name="P9">Факултет по математика и информатика</text:p>
      <text:p text:style-name="P2"/>
      <text:p text:style-name="P2"/>
      <text:p text:style-name="P2"/>
      <text:p text:style-name="P2"/>
      <text:p text:style-name="P2"/>
      <text:p text:style-name="P2"/>
      <text:p text:style-name="P3"/>
      <text:p text:style-name="P3">Проект</text:p>
      <text:p text:style-name="P4"/>
      <text:p text:style-name="P4">по</text:p>
      <text:p text:style-name="P14"><text:span text:style-name="T17">“</text:span><text:bookmark text:name="yui_3_17_2_1_1644519953410_20"/><text:span text:style-name="T4">Подходи за обработка на естествен език</text:span><text:span text:style-name="T17">”</text:span></text:p>
      <text:p text:style-name="P2"/>
      <text:p text:style-name="P2"/>
      <text:p text:style-name="P5">на тема</text:p>
      <text:p text:style-name="P6"/>
      <text:p text:style-name="P2"><text:span text:style-name="T15">“</text:span><text:span text:style-name="T16">Резюмиране на текст и намиране на ключови думи с TextRank</text:span><text:span text:style-name="T15">”</text:span></text:p>
      <text:p text:style-name="P2"/>
      <text:p text:style-name="P2"/>
      <text:p text:style-name="P2"/>
      <text:p text:style-name="P2"/>
      <text:p text:style-name="P2"/>
      <text:p text:style-name="P2"/>
      <text:p text:style-name="P2"/>
      <text:p text:style-name="P2"/>
      <text:p text:style-name="P8">Изготвен от: <text:tab/><text:tab/><text:tab/><text:tab/><text:tab/><text:tab/><text:tab/><text:span text:style-name="T1">Иван Арабаджийски</text:span>, <text:span text:style-name="T2">ФН: 5MI3400052</text:span>,</text:p>
      <text:p text:style-name="P8"><text:tab/><text:tab/><text:tab/><text:tab/><text:tab/><text:tab/>спец. <text:span text:style-name="T1">Извличане на информация </text:span><text:span text:style-name="T3">и обработка на знания</text:span></text:p>
      <text:p text:style-name="P7"><text:span text:style-name="T14">10</text:span><text:span text:style-name="T3">.02.2022</text:span></text:p>
      <text:table-of-content text:style-name="Sect1" text:protected="true" text:name="Table of Contents1">
        <text:table-of-content-source text:outline-level="10">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Съдържание</text:p>
          </text:index-title>
          <text:p text:style-name="P29"><text:a xlink:type="simple" xlink:href="#__RefHeading___Toc668_709814763" text:style-name="Index_20_Link" text:visited-style-name="Index_20_Link">1. Идея на проекта<text:tab/>3</text:a></text:p>
          <text:p text:style-name="P29"><text:a xlink:type="simple" xlink:href="#__RefHeading___Toc1496_718483753" text:style-name="Index_20_Link" text:visited-style-name="Index_20_Link">2. Задачата<text:tab/>3</text:a></text:p>
          <text:p text:style-name="P30"><text:a xlink:type="simple" xlink:href="#__RefHeading___Toc1506_718483753" text:style-name="Index_20_Link" text:visited-style-name="Index_20_Link">2.</text:a><text:a xlink:type="simple" xlink:href="#__RefHeading___Toc1506_718483753" text:style-name="Index_20_Link" text:visited-style-name="Index_20_Link">1 Извличащи методи за резюмиране на текст</text:a><text:a xlink:type="simple" xlink:href="#__RefHeading___Toc1506_718483753" text:style-name="Index_20_Link" text:visited-style-name="Index_20_Link"><text:tab/>4</text:a></text:p>
          <text:p text:style-name="P30"><text:a xlink:type="simple" xlink:href="#__RefHeading___Toc1626_718483753" text:style-name="Index_20_Link" text:visited-style-name="Index_20_Link">2.2 </text:a><text:a xlink:type="simple" xlink:href="#__RefHeading___Toc1626_718483753" text:style-name="Index_20_Link" text:visited-style-name="Index_20_Link">А</text:a><text:a xlink:type="simple" xlink:href="#__RefHeading___Toc1626_718483753" text:style-name="Index_20_Link" text:visited-style-name="Index_20_Link">лгоритъмът TextRank</text:a><text:a xlink:type="simple" xlink:href="#__RefHeading___Toc1626_718483753" text:style-name="Index_20_Link" text:visited-style-name="Index_20_Link"><text:tab/>4</text:a></text:p>
          <text:p text:style-name="P29"><text:a xlink:type="simple" xlink:href="#__RefHeading___Toc1628_718483753" text:style-name="Index_20_Link" text:visited-style-name="Index_20_Link">3. Имплементация на алгоритъма<text:tab/>4</text:a></text:p>
          <text:p text:style-name="P30"><text:a xlink:type="simple" xlink:href="#__RefHeading___Toc1641_718483753" text:style-name="Index_20_Link" text:visited-style-name="Index_20_Link">3.1 Резултати<text:tab/>5</text:a></text:p>
          <text:p text:style-name="P30"><text:a xlink:type="simple" xlink:href="#__RefHeading___Toc1643_718483753" text:style-name="Index_20_Link" text:visited-style-name="Index_20_Link">3.2 Подобрения<text:tab/>5</text:a></text:p>
          <text:p text:style-name="P29"><text:a xlink:type="simple" xlink:href="#__RefHeading___Toc1645_718483753" text:style-name="Index_20_Link" text:visited-style-name="Index_20_Link">4. Извличане на ключови думи<text:tab/>5</text:a></text:p>
          <text:p text:style-name="P29"><text:a xlink:type="simple" xlink:href="#__RefHeading___Toc692_709814763" text:style-name="Index_20_Link" text:visited-style-name="Index_20_Link">5. Използвани технологии<text:tab/>6</text:a></text:p>
          <text:p text:style-name="P29"><text:a xlink:type="simple" xlink:href="#__RefHeading___Toc1409_718483753" text:style-name="Index_20_Link" text:visited-style-name="Index_20_Link">6. Използвани материали<text:tab/>6</text:a></text:p>
        </text:index-body>
      </text:table-of-content>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h text:style-name="Heading_20_1" text:outline-level="1"><text:soft-page-break/></text:h>
      <text:h text:style-name="Heading_20_1" text:outline-level="1"/>
      <text:p text:style-name="Text_20_body"/>
      <text:h text:style-name="Heading_20_1" text:outline-level="1"><text:bookmark-start text:name="__RefHeading___Toc668_709814763"/>1. Идея на проекта<text:bookmark-end text:name="__RefHeading___Toc668_709814763"/></text:h>
      <text:p text:style-name="P22"><text:span text:style-name="T29">Текст майнинг е процесът на извличане на важна информация от текст. Най-често срещани задачи са извличане на информация, лексикален анализ, разпознаване на шаблони (pattern recognition), резюмиране, разпознаване на емоции и други. Всички са обединени под шапката на обработката на естествен език. В днешно време с оглед на голямото количество текстови данни автоматичното резюмиране на текст намира много приложения в сфери като </text:span><text:span text:style-name="T30">системи за провеждане на разговор</text:span><text:span text:style-name="T29">, анотиране на изображения и най-вече търсачки.</text:span></text:p>
      <text:p text:style-name="P23"><text:span text:style-name="T30">Методите за резюмиране на текст попадат в две категории: extractive (извличащи) и abstractive (абстрактни). Абстрактните са базирани на идеята да се генерират резюмета от текст като се извлече техния смисъл, докато извличащите се съсредоточават върху отделяне на конкретни изречения от текста, които са най-важни според алгоритъма. В миналото абстрактните алгоритми не са се справяли много добре, но в последно време с навлизането на дълбокото обучение резултатите им са се подобрили значително. В този проект ще разгледаме извличащият графов алгоритъм използващ обучение без учител – TextRank. <text:s/></text:span><text:span text:style-name="T43">Моделът и алгоритмът ще бъдат имплементирани специално за български език и всички примери ще бъдат на български език.</text:span></text:p>
      <text:h text:style-name="P31" text:outline-level="1"><text:bookmark-start text:name="__RefHeading___Toc1496_718483753"/><text:span text:style-name="T22">2</text:span>. <text:span text:style-name="T22">Задачата</text:span><text:bookmark-end text:name="__RefHeading___Toc1496_718483753"/></text:h>
      <text:p text:style-name="P21">Целта на този проект е да анализираме съдържанието на даден текстови документ чрез автоматично резюмиране на текста. Както предполага името задачата се изпълнява на ниво документ, а не на ниво изречение или дума. Най-ранните опити за решаване на задачата разчитат на честота на фразите, позицията им в текста и ключовите фрази като важни за анализа елементи.</text:p>
      <text:p text:style-name="P21">Можем да обобщим задачата така:</text:p>
      <text:p text:style-name="P24"><text:span text:style-name="T23"><text:tab/></text:span><text:span text:style-name="T24">По даден текстов документ с дължина l (т.е. l на брой изречения) като вход, <text:tab/>върнете текст с дължина n, по-малка от l, който предава най-важната <text:tab/>информация от оригиналния текст.</text:span></text:p>
      <text:p text:style-name="P43">Тук е важно да споменем, че “най-важната информация” е субективно понятие, което често зависи от интерпретацията на анализатора.</text:p>
      <text:p text:style-name="P25"><text:span text:style-name="T26">Ще се опитаме да решим задачата за резюмиране на един документ (съществува и задача за резюмиране на много документи в едно резюме). Методите за създаване на резюме се уповават двата подхода </text:span><text:span text:style-name="T27">extractive и abstractive, </text:span><text:span text:style-name="T26">обаче някои методи успяват </text:span><text:soft-page-break/><text:span text:style-name="T26">да ги комбинират. <text:s/>А</text:span><text:span text:style-name="T27">бстрактн</text:span><text:span text:style-name="T26">ят метод се опитва да генерира резюмето като разбере смисъла на статията и създаде изречения, които не се срещат в оригиналния текст. Извличащият метод генерира новия текст изцяло от изречения намиращи се в документа.</text:span></text:p>
      <text:p text:style-name="P44"/>
      <text:h text:style-name="Heading_20_2" text:outline-level="2"><text:bookmark-start text:name="__RefHeading___Toc1506_718483753"/><text:span text:style-name="T26">2.</text:span><text:span text:style-name="T25">1 Извличащи методи за резюмиране на текст</text:span><text:bookmark-end text:name="__RefHeading___Toc1506_718483753"/></text:h>
      <text:p text:style-name="P26"><text:span text:style-name="T25">Извличащите методи се стараят да намерят подмножество от изреченията на оригиналния текст за да създадат резюмето. </text:span><text:span text:style-name="T28">Това се случва в три основни стъпки: </text:span></text:p>
      <text:list xml:id="list709237083" text:style-name="L1">
        <text:list-item>
          <text:p text:style-name="P45">представяне на данните във формат, който най-добре отговаря на техните свойства</text:p>
        </text:list-item>
        <text:list-item>
          <text:p text:style-name="P45">оценка на изреченията базиранана това представяне</text:p>
        </text:list-item>
        <text:list-item>
          <text:p text:style-name="P45">построяване на резюмето от оценените изречения</text:p>
        </text:list-item>
      </text:list>
      <text:h text:style-name="Heading_20_2" text:outline-level="2"><text:bookmark-start text:name="__RefHeading___Toc1626_718483753"/><text:span text:style-name="T25">2.2 </text:span><text:span text:style-name="T28">А</text:span><text:span text:style-name="T25">лгоритъмът TextRank</text:span><text:bookmark-end text:name="__RefHeading___Toc1626_718483753"/></text:h>
      <text:p text:style-name="Text_20_body">TextRank <text:span text:style-name="T32">е графов алгоритъм. Той представя изреченията като върхове на граф. Сходството между две изречения се изчислява на базата на общите им думи и дължината на изреченията. Ребрата на графа между две изречения имат тегло равно на сходството на двете изречения. Естествено се интересуваме само от тези ребра с ненулева тежест. </text:span><text:span text:style-name="T40">След построяването на графа можем да раздаден тегла на всеки връх използвайки следната формула:</text:span></text:p>
      <text:p text:style-name="Text_20_body"><draw:frame draw:style-name="fr3" draw:name="Object13" text:anchor-type="as-char" svg:y="-0.2689in" svg:width="3.3201in" svg:height="0.589in" draw:z-index="2"><draw:object xlink:href="./Object 13" xlink:type="simple" xlink:show="embed" xlink:actuate="onLoad"/><draw:image xlink:href="./ObjectReplacements/Object 13" xlink:type="simple" xlink:show="embed" xlink:actuate="onLoad"/></draw:frame></text:p>
      <text:p text:style-name="P15"><text:span text:style-name="T35">където</text:span><text:span text:style-name="T34">:</text:span></text:p>
      <text:list xml:id="list2299777363" text:style-name="L2">
        <text:list-item>
          <text:p text:style-name="P34"><text:span text:style-name="T33"><draw:frame draw:style-name="fr2" draw:name="Object3" text:anchor-type="as-char" svg:y="-0.1598in" svg:width="0.4866in" svg:height="0.2311in" draw:z-index="3"><draw:object xlink:href="./Object 4" xlink:type="simple" xlink:show="embed" xlink:actuate="onLoad"/><draw:image xlink:href="./ObjectReplacements/Object 4" xlink:type="simple" xlink:show="embed" xlink:actuate="onLoad"/><svg:desc>formula</svg:desc></draw:frame></text:span><text:span text:style-name="T34"><text:s/>е претегленото сходство (weighted similarity) на върха </text:span><text:span text:style-name="T33"><draw:frame draw:style-name="fr2" draw:name="Object4" text:anchor-type="as-char" svg:y="-0.1484in" svg:width="0.1563in" svg:height="0.2091in" draw:z-index="4"><draw:object xlink:href="./Object 5" xlink:type="simple" xlink:show="embed" xlink:actuate="onLoad"/><draw:image xlink:href="./ObjectReplacements/Object 5" xlink:type="simple" xlink:show="embed" xlink:actuate="onLoad"/><svg:desc>formula</svg:desc></draw:frame></text:span></text:p>
        </text:list-item>
        <text:list-item>
          <text:p text:style-name="P36"><text:span text:style-name="T37"><draw:frame draw:style-name="fr2" draw:name="Object7" text:anchor-type="as-char" svg:y="-0.1598in" svg:width="0.5362in" svg:height="0.2311in" draw:z-index="5"><draw:object xlink:href="./Object 3" xlink:type="simple" xlink:show="embed" xlink:actuate="onLoad"/><draw:image xlink:href="./ObjectReplacements/Object 3" xlink:type="simple" xlink:show="embed" xlink:actuate="onLoad"/><svg:desc>formula</svg:desc></draw:frame></text:span><text:span text:style-name="T37"><text:s/>е множеството от наследниците на </text:span><text:span text:style-name="T37"><draw:frame draw:style-name="fr1" draw:name="Object8" text:anchor-type="as-char" svg:width="0.1717in" svg:height="0.2091in" draw:z-index="8"><draw:object xlink:href="./Object 6" xlink:type="simple" xlink:show="embed" xlink:actuate="onLoad"/><draw:image xlink:href="./ObjectReplacements/Object 6" xlink:type="simple" xlink:show="embed" xlink:actuate="onLoad"/><svg:desc>formula</svg:desc></draw:frame></text:span></text:p>
        </text:list-item>
        <text:list-item>
          <text:p text:style-name="P35"><text:span text:style-name="T34"><draw:frame draw:style-name="fr2" draw:name="Object2" text:anchor-type="as-char" svg:y="-0.1598in" svg:width="0.422in" svg:height="0.2311in" draw:z-index="9"><draw:object xlink:href="./Object 7" xlink:type="simple" xlink:show="embed" xlink:actuate="onLoad"/><draw:image xlink:href="./ObjectReplacements/Object 7" xlink:type="simple" xlink:show="embed" xlink:actuate="onLoad"/><svg:desc>formula</svg:desc></draw:frame></text:span><text:span text:style-name="T34"><text:s/>е множеството от </text:span><text:span text:style-name="T36">предшествениците</text:span><text:span text:style-name="T34"> на </text:span><text:span text:style-name="T34"><draw:frame draw:style-name="fr1" draw:name="Object5" text:anchor-type="as-char" svg:width="0.1717in" svg:height="0.2091in" draw:z-index="10"><draw:object xlink:href="./Object 8" xlink:type="simple" xlink:show="embed" xlink:actuate="onLoad"/><draw:image xlink:href="./ObjectReplacements/Object 8" xlink:type="simple" xlink:show="embed" xlink:actuate="onLoad"/><svg:desc>formula</svg:desc></draw:frame></text:span></text:p>
        </text:list-item>
        <text:list-item>
          <text:p text:style-name="P37"><draw:frame draw:style-name="fr2" draw:name="Object9" text:anchor-type="as-char" svg:y="-0.1484in" svg:width="0.1953in" svg:height="0.2091in" draw:z-index="6"><draw:object xlink:href="./Object 10" xlink:type="simple" xlink:show="embed" xlink:actuate="onLoad"/><draw:image xlink:href="./ObjectReplacements/Object 10" xlink:type="simple" xlink:show="embed" xlink:actuate="onLoad"/><svg:desc>formula</svg:desc></draw:frame><text:span text:style-name="T37"><text:s/>е теглото от </text:span><draw:frame draw:style-name="fr1" draw:name="Object10" text:anchor-type="as-char" svg:width="0.0772in" svg:height="0.1839in" draw:z-index="7"><draw:object xlink:href="./Object 11" xlink:type="simple" xlink:show="embed" xlink:actuate="onLoad"/><draw:image xlink:href="./ObjectReplacements/Object 11" xlink:type="simple" xlink:show="embed" xlink:actuate="onLoad"/><svg:desc>formula</svg:desc></draw:frame><text:span text:style-name="T37"><text:s/>до </text:span></text:p>
        </text:list-item>
        <text:list-item>
          <text:p text:style-name="P37"><draw:frame draw:style-name="fr1" draw:name="Object12" text:anchor-type="as-char" svg:width="0.0953in" svg:height="0.1839in" draw:z-index="0"><draw:object xlink:href="./Object 1" xlink:type="simple" xlink:show="embed" xlink:actuate="onLoad"/><draw:image xlink:href="./ObjectReplacements/Object 1" xlink:type="simple" xlink:show="embed" xlink:actuate="onLoad"/><svg:desc>formula</svg:desc></draw:frame><text:span text:style-name="T37"><text:s/>е амортизиращ фактор</text:span><text:span text:style-name="T38"> (damping factor)</text:span><text:span text:style-name="T37">, който</text:span><text:span text:style-name="T39"> </text:span><text:span text:style-name="T37">играе има за цел да симулира вероятността, с която се прескача от един връх на произволен друг връх, и обикновено приема стойност </text:span><draw:frame draw:style-name="fr1" draw:name="Object1" text:anchor-type="as-char" svg:width="0.2953in" svg:height="0.1839in" draw:z-index="1"><draw:object xlink:href="./Object 2" xlink:type="simple" xlink:show="embed" xlink:actuate="onLoad"/><draw:image xlink:href="./ObjectReplacements/Object 2" xlink:type="simple" xlink:show="embed" xlink:actuate="onLoad"/><svg:desc>formula</svg:desc></draw:frame></text:p>
        </text:list-item>
      </text:list>
      <text:p text:style-name="P18"/>
      <text:h text:style-name="Heading_20_1" text:outline-level="1"><text:bookmark-start text:name="__RefHeading___Toc1628_718483753"/><text:span text:style-name="T41">3. </text:span>Имплементация на алгоритъма<text:bookmark-end text:name="__RefHeading___Toc1628_718483753"/></text:h>
      <text:p text:style-name="P27"><text:span text:style-name="T41">Първоначално извличаме тескта от подаден файл, всяка статия се намира в отделен файл на файловата система. Предварително сме ги подготвили в папка “</text:span><text:span text:style-name="T31">.articles”</text:span><text:span text:style-name="T41">. Разделяме текста на </text:span><text:soft-page-break/><text:span text:style-name="T41">изречения, след това преобразуваме изреченията във вид, с който можем да работим лесно. Прилагаме основни подходи за работа с естествени езици за да преработим изреченията. Преобразуваме думите до малки букви, премахваме пунктоационни знаци, цифри, стоп думи и накрая стемираме. </text:span><text:span text:style-name="T42">След като сме подготвили изреченията можем да образуваме графа и да зададем тегла на ребрата му. Пресмятаме разстоянието между два върха като отношение на броя думи, които се срещат и в двете изречения и сбор от логаритмите на дължините им. Премахваме изолираните върове в графа, ако има такива. Ако няма общи думи измежду изреченията (всички ребра са с тежест 0) построяваме граф, в който всички тегла са равни на 1. Така резултатът ще бъде произволен. Това е очаквано, като се вземе предвид, че изреченията не са свързани помежду си. След това прилагаме TextRank и даваме тегла на всеки един връх. Правим 100 итерации с максимална грешка 10е-5 и амортизиращ фактор 0.85. Сортираме ги в нарастващ ред и избираме най-добрите. </text:span><text:span text:style-name="T43">Дефинираме изреченията с най-висок резултат. </text:span><text:span text:style-name="T42">За </text:span><text:span text:style-name="T43">да сглобим резюме от най-добрите изречения имаме </text:span><text:span text:style-name="T42">2 подхода – фиксиран брой думи или процентно да намалил броят изречения. С други думи изходния ни текст може или да бъде с максимален брой думи maxWords или просто можем да вземем първите 0.2 * l изречения, където l е първоначалния брой на изреченията. </text:span><text:span text:style-name="T43">Записваме резултатите в папка “.summary_articles”. </text:span></text:p>
      <text:h text:style-name="P33" text:outline-level="2"><text:bookmark-start text:name="__RefHeading___Toc1641_718483753"/>3.1 Резултати<text:bookmark-end text:name="__RefHeading___Toc1641_718483753"/></text:h>
      <text:p text:style-name="P46">На пръв поглед алгоритъмът се справя добре с резюмирането на всякакъв тип статии (от вестници, новини, уикипедия), но за жалост резултатите не са толкова впечатляващи що се отнася до художествена литература. При извличане на резюмета на приказки, разкази и други художествени текстове голяма пречка се оказва пряката реч. Части от текста като “— Все едно. Като сте такива магарета! — рече Лазо.” се тълкуват като 3 отделни изречения и “— рече Лазо.” е едно от тях. Заради името на главния герой то често се тълкува като важно (получава висока тежест) и алгоримът го включва в резюмето.</text:p>
      <text:h text:style-name="P33" text:outline-level="2"><text:bookmark-start text:name="__RefHeading___Toc1643_718483753"/>3.2 Подобрения<text:bookmark-end text:name="__RefHeading___Toc1643_718483753"/></text:h>
      <text:p text:style-name="P46">Има още интересни неща, които могат да се променят в алгоритъма. Може да се експериментира с различни стойности на параметрите или дори с различни подходи за пресмятане на разстоянието между изреченията. Най-важното и лесно подобрение на първо четене би било разширяване на списъка <text:s/>със стоп думи. </text:p>
      <text:p text:style-name="P51">Друго очевидно подобрение е представянето на начин за тестване на резултатите. Събиране на корпус от подходящи за резюмиране документи заедно с “перфектното” им резюме и оценка на алгоритъма спрямо това. </text:p>
      <text:h text:style-name="Heading_20_1" text:outline-level="1"><text:bookmark-start text:name="__RefHeading___Toc1645_718483753"/>4. Извличане на ключови думи<text:bookmark-end text:name="__RefHeading___Toc1645_718483753"/></text:h>
      <text:p text:style-name="P28"><text:span text:style-name="T44">Друга интересна задача, която може да се реши отново с TextRank е извличане на ключови думи от текст. Алгоритъмът не се променя особено, като основната разлика е, че вече не даваме тежест на изреченията, а на самите думи. Важно в този случай е, че не позволяваме на всякакви </text:span><text:soft-page-break/><text:span text:style-name="T44">думи да бъдат ключови, а само съществителни и прилагателни. За да направим това разграничение обаче трябва да приложим друг известен подход за работа с естествения език наречен POS (Part-of-speech) tagging. Имплементацията на такъв алгоритъм сама по себе си е трудна задача и затова в този проект реших да използвам вече готов такъв. За жалост единствения, който изобщо намерих, не работеше. Без POS tagger крайните резултати станаха значително по-лоши, до такава степен, че не ги намирам за показателни.</text:span></text:p>
      <text:h text:style-name="Heading_20_1" text:outline-level="1"><text:bookmark-start text:name="__RefHeading___Toc692_709814763"/><text:span text:style-name="T21">5</text:span>. Използвани технологии <text:bookmark-end text:name="__RefHeading___Toc692_709814763"/></text:h>
      <text:list xml:id="list1921925560" text:style-name="L3">
        <text:list-item>
          <text:p text:style-name="P38"><text:a xlink:type="simple" xlink:href="https://www.python.org/" text:style-name="Internet_20_link" text:visited-style-name="Visited_20_Internet_20_Link"><text:span text:style-name="T18">Python3</text:span></text:a><text:span text:style-name="T10"> –</text:span><text:span text:style-name="T7"> </text:span><text:span text:style-name="T8">Проектът е реализиран на езика Python</text:span></text:p>
        </text:list-item>
        <text:list-item>
          <text:p text:style-name="P39"><text:span text:style-name="T11">n</text:span><text:span text:style-name="T12">ltk – </text:span><text:span text:style-name="T8">Python </text:span><text:span text:style-name="T9">б</text:span><text:span text:style-name="T12">иблиотека за работа с естествени езици</text:span></text:p>
        </text:list-item>
        <text:list-item>
          <text:p text:style-name="P40"><text:span text:style-name="T13">bulstem - <text:s/></text:span><text:span text:style-name="T5">Python </text:span><text:span text:style-name="T6">библиотека за stemming</text:span></text:p>
        </text:list-item>
        <text:list-item>
          <text:p text:style-name="P41">bulgarian-nlp – POS Tagger</text:p>
          <text:p text:style-name="P42"/>
        </text:list-item>
      </text:list>
      <text:h text:style-name="P32" text:outline-level="1"><text:bookmark-start text:name="__RefHeading___Toc1409_718483753"/><text:span text:style-name="T21">6</text:span><text:span text:style-name="T19">. Използвани </text:span><text:span text:style-name="T20">материали</text:span><text:bookmark-end text:name="__RefHeading___Toc1409_718483753"/></text:h>
      <text:list xml:id="list2046162075" text:style-name="L4">
        <text:list-item>
          <text:p text:style-name="P47"><text:bookmark-start text:name="__RefHeading___Toc1411_718483753"/><text:a xlink:type="simple" xlink:href="https://www.analyticsvidhya.com/blog/2018/11/introduction-text-summarization-textrank-python/#:~:text=TextRank%20is%20an%20extractive%20and%20unsupervised%20text%20summarization%20technique.&amp;text=The%20first%20step%20would%20be,for%20each%20and%20every%20sentence" text:style-name="Internet_20_link" text:visited-style-name="Visited_20_Internet_20_Link">An Introduction to Text Summarization using the TextRank Algorithm</text:a><text:bookmark-end text:name="__RefHeading___Toc1411_718483753"/></text:p>
        </text:list-item>
        <text:list-item>
          <text:p text:style-name="P48"><text:a xlink:type="simple" xlink:href="https://github.com/mhardalov/bulstem-py" text:style-name="Internet_20_link" text:visited-style-name="Visited_20_Internet_20_Link">BulStem-py</text:a></text:p>
        </text:list-item>
        <text:list-item>
          <text:p text:style-name="P49"><text:a xlink:type="simple" xlink:href="https://github.com/AMontgomerie/bulgarian-nlp" text:style-name="Internet_20_link" text:visited-style-name="Visited_20_Internet_20_Link">bulgarian-nlp</text:a></text:p>
        </text:list-item>
        <text:list-item>
          <text:p text:style-name="P49"><text:a xlink:type="simple" xlink:href="https://web.eecs.umich.edu/~mihalcea/papers/mihalcea.emnlp04.pdf" text:style-name="Internet_20_link" text:visited-style-name="Visited_20_Internet_20_Link">TextRank: Bringing Order into Texts</text:a></text:p>
        </text:list-item>
        <text:list-item>
          <text:p text:style-name="P49"><text:a xlink:type="simple" xlink:href="https://analyticsindiamag.com/guide-to-nlps-textrank-algorithm/" text:style-name="Internet_20_link" text:visited-style-name="Visited_20_Internet_20_Link">Guide to NLP’s TextRank Algorithm</text:a></text:p>
        </text:list-item>
        <text:list-item>
          <text:p text:style-name="P49"><text:a xlink:type="simple" xlink:href="https://johnsell620.github.io/img/tsreport.pdf" text:style-name="Internet_20_link" text:visited-style-name="Visited_20_Internet_20_Link">Evaluation of LSA and TextRank Methods for Automatic Text Summarization </text:a></text:p>
        </text:list-item>
        <text:list-item>
          <text:p text:style-name="P49"><text:a xlink:type="simple" xlink:href="https://medium.com/data-science-in-your-pocket/text-summarization-using-textrank-in-nlp-4bce52c5b390" text:style-name="Internet_20_link" text:visited-style-name="Visited_20_Internet_20_Link">Text summarization using TextRank in NLP</text:a></text:p>
        </text:list-item>
        <text:list-item>
          <text:p text:style-name="P47"><text:a xlink:type="simple" xlink:href="https://www.researchgate.net/publication/40272969_Searching_Strategies_for_the_Bulgarian_Language" text:style-name="Internet_20_link" text:visited-style-name="Visited_20_Internet_20_Link">Searching Strategies for the Bulgarian Language</text:a> - <text:span text:style-name="T32">stop words</text:span></text:p>
          <text:p text:style-name="P49"/>
        </text:list-item>
      </text:list>
      <text:p text:style-name="P50"/>
      <text:p text:style-name="P20"/>
      <text:p text:style-name="P19"/>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1" svg:font-family="'Droid Sans Mono', monospace, monospace"/>
    <style:font-face style:name="Droid Sans Mono" svg:font-family="'Droid Sans Mono', monospace, monospace, 'Droid Sans Fallback'"/>
    <style:font-face style:name="Lohit Devanagari1" svg:font-family="'Lohit Devanagari'"/>
    <style:font-face style:name="apple-system" svg:font-family="apple-system, BlinkMacSystemFont, 'Segoe UI', Roboto, 'Helvetica Neue', Arial, 'Noto Sans', 'Liberation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2T14:22:09.895979908</meta:creation-date>
    <dc:date>2022-02-11T02:36:42.547048299</dc:date>
    <meta:editing-duration>PT42M23S</meta:editing-duration>
    <meta:editing-cycles>11</meta:editing-cycles>
    <meta:generator>LibreOffice/6.4.7.2$Linux_X86_64 LibreOffice_project/40$Build-2</meta:generator>
    <meta:document-statistic meta:table-count="0" meta:image-count="0" meta:object-count="11" meta:page-count="6" meta:paragraph-count="69" meta:word-count="1277" meta:character-count="8265" meta:non-whitespace-character-count="7033"/>
  </office:meta>
</office:document-meta>
</file>

<file path=Object 1/content.xml><?xml version="1.0" encoding="utf-8"?>
<math xmlns="http://www.w3.org/1998/Math/MathML" display="block">
  <semantics>
    <mi>d</mi>
    <annotation encoding="StarMath 5.0">d</annotation>
  </semantics>
</math>
</file>

<file path=Object 10/content.xml><?xml version="1.0" encoding="utf-8"?>
<math xmlns="http://www.w3.org/1998/Math/MathML" display="block">
  <semantics>
    <msub>
      <mi>w</mi>
      <mi mathvariant="italic">ji</mi>
    </msub>
    <annotation encoding="StarMath 5.0">{w} rsub {ji}</annotation>
  </semantics>
</math>
</file>

<file path=Object 11/content.xml><?xml version="1.0" encoding="utf-8"?>
<math xmlns="http://www.w3.org/1998/Math/MathML" display="block">
  <semantics>
    <mi>j</mi>
    <annotation encoding="StarMath 5.0">j</annotation>
  </semantics>
</math>
</file>

<file path=Object 13/content.xml><?xml version="1.0" encoding="utf-8"?>
<math xmlns="http://www.w3.org/1998/Math/MathML" display="block">
  <semantics>
    <mrow>
      <mi mathvariant="italic">WS</mi>
      <mrow>
        <mrow>
          <mo fence="true" stretchy="false">(</mo>
          <mrow>
            <msub>
              <mi>V</mi>
              <mi>i</mi>
            </msub>
          </mrow>
          <mo fence="true" stretchy="false">)</mo>
        </mrow>
        <mo stretchy="false">=</mo>
        <mrow>
          <mrow>
            <mo fence="true" stretchy="false">(</mo>
            <mrow>
              <mrow>
                <mn>1</mn>
                <mo stretchy="false">−</mo>
                <mi>d</mi>
              </mrow>
            </mrow>
            <mo fence="true" stretchy="false">)</mo>
          </mrow>
          <mo stretchy="false">+</mo>
          <mrow>
            <mi>d</mi>
            <mo stretchy="false">∗</mo>
            <mrow>
              <munder>
                <mo stretchy="false">∑</mo>
                <mrow>
                  <mrow>
                    <msub>
                      <mi>V</mi>
                      <mi>j</mi>
                    </msub>
                    <mo stretchy="false">∈</mo>
                    <mtext>In</mtext>
                  </mrow>
                  <mrow>
                    <mo fence="true" stretchy="false">(</mo>
                    <mrow>
                      <msub>
                        <mi>V</mi>
                        <mi>i</mi>
                      </msub>
                    </mrow>
                    <mo fence="true" stretchy="false">)</mo>
                  </mrow>
                </mrow>
              </munder>
              <mfrac>
                <msub>
                  <mi>w</mi>
                  <mi mathvariant="italic">ji</mi>
                </msub>
                <mrow>
                  <munder>
                    <mo stretchy="false">∑</mo>
                    <mrow>
                      <mrow>
                        <msub>
                          <mi>V</mi>
                          <mi>k</mi>
                        </msub>
                        <mo stretchy="false">∈</mo>
                        <mi mathvariant="italic">Out</mi>
                      </mrow>
                      <mrow>
                        <mo fence="true" stretchy="false">(</mo>
                        <mrow>
                          <msub>
                            <mi>V</mi>
                            <mi>j</mi>
                          </msub>
                        </mrow>
                        <mo fence="true" stretchy="false">)</mo>
                      </mrow>
                    </mrow>
                  </munder>
                  <msub>
                    <mi>w</mi>
                    <mi mathvariant="italic">jk</mi>
                  </msub>
                </mrow>
              </mfrac>
            </mrow>
          </mrow>
        </mrow>
      </mrow>
      <mi mathvariant="italic">WS</mi>
      <mrow>
        <mo fence="true" stretchy="false">(</mo>
        <mrow>
          <msub>
            <mi>V</mi>
            <mi>j</mi>
          </msub>
        </mrow>
        <mo fence="true" stretchy="false">)</mo>
      </mrow>
    </mrow>
    <annotation encoding="StarMath 5.0">WS( V_i ) = ( 1 - d ) + d * sum from{V_j in "In"(V_i) } { {w_{ji}} over { sum from{V_k in Out(V_j)} w_{jk} }  } WS(V_j)</annotation>
  </semantics>
</math>
</file>

<file path=Object 2/content.xml><?xml version="1.0" encoding="utf-8"?>
<math xmlns="http://www.w3.org/1998/Math/MathML" display="block">
  <semantics>
    <mn>0.85</mn>
    <annotation encoding="StarMath 5.0">0.85</annotation>
  </semantics>
</math>
</file>

<file path=Object 3/content.xml><?xml version="1.0" encoding="utf-8"?>
<math xmlns="http://www.w3.org/1998/Math/MathML" display="block">
  <semantics>
    <mrow>
      <mi mathvariant="italic">Out</mi>
      <mrow>
        <mo fence="true" stretchy="true">(</mo>
        <mrow>
          <msub>
            <mi>V</mi>
            <mi>j</mi>
          </msub>
        </mrow>
        <mo fence="true" stretchy="true">)</mo>
      </mrow>
    </mrow>
    <annotation encoding="StarMath 5.0">Out left ({V} rsub {j} right )</annotation>
  </semantics>
</math>
</file>

<file path=Object 4/content.xml><?xml version="1.0" encoding="utf-8"?>
<math xmlns="http://www.w3.org/1998/Math/MathML" display="block">
  <semantics>
    <mrow>
      <mi mathvariant="italic">WS</mi>
      <mrow>
        <mo fence="true" stretchy="true">(</mo>
        <mrow>
          <msub>
            <mi>V</mi>
            <mi>i</mi>
          </msub>
        </mrow>
        <mo fence="true" stretchy="true">)</mo>
      </mrow>
    </mrow>
    <annotation encoding="StarMath 5.0">WS left ({V} rsub {i} right)</annotation>
  </semantics>
</math>
</file>

<file path=Object 5/content.xml><?xml version="1.0" encoding="utf-8"?>
<math xmlns="http://www.w3.org/1998/Math/MathML" display="block">
  <semantics>
    <msub>
      <mi>V</mi>
      <mi>i</mi>
    </msub>
    <annotation encoding="StarMath 5.0">{V} rsub {i} </annotation>
  </semantics>
</math>
</file>

<file path=Object 6/content.xml><?xml version="1.0" encoding="utf-8"?>
<math xmlns="http://www.w3.org/1998/Math/MathML" display="block">
  <semantics>
    <msub>
      <mi>V</mi>
      <mi>j</mi>
    </msub>
    <annotation encoding="StarMath 5.0">{V} rsub {j}</annotation>
  </semantics>
</math>
</file>

<file path=Object 7/content.xml><?xml version="1.0" encoding="utf-8"?>
<math xmlns="http://www.w3.org/1998/Math/MathML" display="block">
  <semantics>
    <mrow>
      <mtext>In</mtext>
      <mrow>
        <mo fence="true" stretchy="true">(</mo>
        <mrow>
          <msub>
            <mi>V</mi>
            <mi>j</mi>
          </msub>
        </mrow>
        <mo fence="true" stretchy="true">)</mo>
      </mrow>
    </mrow>
    <annotation encoding="StarMath 5.0">"In" left ({V} rsub {j} right )</annotation>
  </semantics>
</math>
</file>

<file path=Object 8/content.xml><?xml version="1.0" encoding="utf-8"?>
<math xmlns="http://www.w3.org/1998/Math/MathML" display="block">
  <semantics>
    <msub>
      <mi>V</mi>
      <mi>j</mi>
    </msub>
    <annotation encoding="StarMath 5.0">{V} rsub {j}</annotation>
  </semantics>
</math>
</file>